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744807</text:p>
          </table:table-cell>
          <table:table-cell office:value-type="string" calcext:value-type="string">
            <text:p>2024-12-19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71376" calcext:value-type="float">
            <text:p>49.87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44807</text:p>
          </table:table-cell>
          <table:table-cell office:value-type="string" calcext:value-type="string">
            <text:p>2024-03-19 22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3568" calcext:value-type="float">
            <text:p>49.88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44807</text:p>
          </table:table-cell>
          <table:table-cell office:value-type="string" calcext:value-type="string">
            <text:p>2022-12-06 17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6528" calcext:value-type="float">
            <text:p>49.8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44807</text:p>
          </table:table-cell>
          <table:table-cell office:value-type="string" calcext:value-type="string">
            <text:p>2020-12-12 18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46408" calcext:value-type="float">
            <text:p>49.74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44807</text:p>
          </table:table-cell>
          <table:table-cell office:value-type="string" calcext:value-type="string">
            <text:p>2019-12-10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01272" calcext:value-type="float">
            <text:p>49.80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44807</text:p>
          </table:table-cell>
          <table:table-cell office:value-type="string" calcext:value-type="string">
            <text:p>2018-12-12 14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54968" calcext:value-type="float">
            <text:p>49.65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44807</text:p>
          </table:table-cell>
          <table:table-cell office:value-type="string" calcext:value-type="string">
            <text:p>2017-12-09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1956" calcext:value-type="float">
            <text:p>49.81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44807</text:p>
          </table:table-cell>
          <table:table-cell office:value-type="string" calcext:value-type="string">
            <text:p>2016-12-07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86032" calcext:value-type="float">
            <text:p>49.78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44807</text:p>
          </table:table-cell>
          <table:table-cell office:value-type="string" calcext:value-type="string">
            <text:p>2015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824" calcext:value-type="float">
            <text:p>49.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44807</text:p>
          </table:table-cell>
          <table:table-cell office:value-type="string" calcext:value-type="string">
            <text:p>2014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2144" calcext:value-type="float">
            <text:p>49.6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44807</text:p>
          </table:table-cell>
          <table:table-cell office:value-type="string" calcext:value-type="string">
            <text:p>2013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26952" calcext:value-type="float">
            <text:p>49.52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44807</text:p>
          </table:table-cell>
          <table:table-cell office:value-type="string" calcext:value-type="string">
            <text:p>2012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15344" calcext:value-type="float">
            <text:p>49.61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44807</text:p>
          </table:table-cell>
          <table:table-cell office:value-type="string" calcext:value-type="string">
            <text:p>2009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37264" calcext:value-type="float">
            <text:p>49.73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44807</text:p>
          </table:table-cell>
          <table:table-cell office:value-type="string" calcext:value-type="string">
            <text:p>2007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0244" calcext:value-type="float">
            <text:p>50.00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44807</text:p>
          </table:table-cell>
          <table:table-cell office:value-type="string" calcext:value-type="string">
            <text:p>2005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48" calcext:value-type="float">
            <text:p>49.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44807</text:p>
          </table:table-cell>
          <table:table-cell office:value-type="string" calcext:value-type="string">
            <text:p>2004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61648" calcext:value-type="float">
            <text:p>49.76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44807</text:p>
          </table:table-cell>
          <table:table-cell office:value-type="string" calcext:value-type="string">
            <text:p>2003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62816" calcext:value-type="float">
            <text:p>49.96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44807</text:p>
          </table:table-cell>
          <table:table-cell office:value-type="string" calcext:value-type="string">
            <text:p>2002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99392" calcext:value-type="float">
            <text:p>49.99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44807</text:p>
          </table:table-cell>
          <table:table-cell office:value-type="string" calcext:value-type="string">
            <text:p>2001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9972" calcext:value-type="float">
            <text:p>51.09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44807</text:p>
          </table:table-cell>
          <table:table-cell office:value-type="string" calcext:value-type="string">
            <text:p>2000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152" calcext:value-type="float">
            <text:p>50.2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44807</text:p>
          </table:table-cell>
          <table:table-cell office:value-type="string" calcext:value-type="string">
            <text:p>1999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6632" calcext:value-type="float">
            <text:p>50.5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44807</text:p>
          </table:table-cell>
          <table:table-cell office:value-type="string" calcext:value-type="string">
            <text:p>1998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444" calcext:value-type="float">
            <text:p>50.4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44807</text:p>
          </table:table-cell>
          <table:table-cell office:value-type="string" calcext:value-type="string">
            <text:p>1997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344" calcext:value-type="float">
            <text:p>50.3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44807</text:p>
          </table:table-cell>
          <table:table-cell office:value-type="string" calcext:value-type="string">
            <text:p>1996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44984" calcext:value-type="float">
            <text:p>50.54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44807</text:p>
          </table:table-cell>
          <table:table-cell office:value-type="string" calcext:value-type="string">
            <text:p>1995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3584" calcext:value-type="float">
            <text:p>50.5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44807</text:p>
          </table:table-cell>
          <table:table-cell office:value-type="string" calcext:value-type="string">
            <text:p>1994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2728" calcext:value-type="float">
            <text:p>50.6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44807</text:p>
          </table:table-cell>
          <table:table-cell office:value-type="string" calcext:value-type="string">
            <text:p>1993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8824" calcext:value-type="float">
            <text:p>50.6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44807</text:p>
          </table:table-cell>
          <table:table-cell office:value-type="string" calcext:value-type="string">
            <text:p>1992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5776" calcext:value-type="float">
            <text:p>50.6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44807</text:p>
          </table:table-cell>
          <table:table-cell office:value-type="string" calcext:value-type="string">
            <text:p>1991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61392" calcext:value-type="float">
            <text:p>50.76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44807</text:p>
          </table:table-cell>
          <table:table-cell office:value-type="string" calcext:value-type="string">
            <text:p>1990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9888" calcext:value-type="float">
            <text:p>50.91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44807</text:p>
          </table:table-cell>
          <table:table-cell office:value-type="string" calcext:value-type="string">
            <text:p>1989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2" calcext:value-type="float">
            <text:p>54.1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44807</text:p>
          </table:table-cell>
          <table:table-cell office:value-type="string" calcext:value-type="string">
            <text:p>1988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68072" calcext:value-type="float">
            <text:p>50.86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44807</text:p>
          </table:table-cell>
          <table:table-cell office:value-type="string" calcext:value-type="string">
            <text:p>1987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1328" calcext:value-type="float">
            <text:p>52.9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44807</text:p>
          </table:table-cell>
          <table:table-cell office:value-type="string" calcext:value-type="string">
            <text:p>1986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92912" calcext:value-type="float">
            <text:p>51.49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44807</text:p>
          </table:table-cell>
          <table:table-cell office:value-type="string" calcext:value-type="string">
            <text:p>1985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4648" calcext:value-type="float">
            <text:p>51.8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44807</text:p>
          </table:table-cell>
          <table:table-cell office:value-type="string" calcext:value-type="string">
            <text:p>1983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26184" calcext:value-type="float">
            <text:p>52.52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44807</text:p>
          </table:table-cell>
          <table:table-cell office:value-type="string" calcext:value-type="string">
            <text:p>1980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52776" calcext:value-type="float">
            <text:p>53.45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44807</text:p>
          </table:table-cell>
          <table:table-cell office:value-type="string" calcext:value-type="string">
            <text:p>1980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05888" calcext:value-type="float">
            <text:p>53.20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44807</text:p>
          </table:table-cell>
          <table:table-cell office:value-type="string" calcext:value-type="string">
            <text:p>1978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59" calcext:value-type="float">
            <text:p>52.9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44807</text:p>
          </table:table-cell>
          <table:table-cell office:value-type="string" calcext:value-type="string">
            <text:p>1977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90192" calcext:value-type="float">
            <text:p>52.59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44807</text:p>
          </table:table-cell>
          <table:table-cell office:value-type="string" calcext:value-type="string">
            <text:p>1976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46352" calcext:value-type="float">
            <text:p>52.34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44807</text:p>
          </table:table-cell>
          <table:table-cell office:value-type="string" calcext:value-type="string">
            <text:p>1975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6896" calcext:value-type="float">
            <text:p>52.12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46" meta:object-count="0"/>
    <meta:user-defined meta:name="AppVersion">3.0</meta:user-defined>
  </office:meta>
</office:document-meta>
</file>